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38ab5" officeooo:paragraph-rsid="00038a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01 space odyssey</text:p>
      <text:p text:style-name="P1"/>
      <text:p text:style-name="P1"/>
      <text:p text:style-name="P1">the space odyssey is a science fiction movie released in 1968.</text:p>
      <text:p text:style-name="P1">It deals with human evolution through time, space travels and extraterrestrial life.</text:p>
      <text:p text:style-name="P1">During the second part of the movie, two astronauts are heading toward Jupiter in a spaceship named Discovery One in order to find a mysterious monolith in orbit around the planet. However there is another passenger in the ship, it’s name’s CARL 500 and it is an AI supposed to help them achieving the mission. After a false malfunction report the astronauts are doubting of it’s performance and think to deactivate it. Unfortunately for them, CARL heard everything and thinking it is indispensable to the mission, decides by itself to get rid of the astronauts. </text:p>
      <text:p text:style-name="P1">In order to achive it’s point, it manages to send one of the two in space and kill the other crew members who were in biostasis. </text:p>
      <text:p text:style-name="P1">When the other astronauts came back after trying to save is colleague, he realized the doors were closed by the AI but after a risky move he finally managed to sneak in the space ship and deactivate CARL. Despite being the last one alive in the crew, he will finish the miss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1T11:08:59.851000000</meta:creation-date>
    <dc:date>2024-05-21T11:53:27.688000000</dc:date>
    <meta:editing-duration>PT44M29S</meta:editing-duration>
    <meta:editing-cycles>1</meta:editing-cycles>
    <meta:document-statistic meta:table-count="0" meta:image-count="0" meta:object-count="0" meta:page-count="1" meta:paragraph-count="6" meta:word-count="199" meta:character-count="1134" meta:non-whitespace-character-count="939"/>
    <meta:generator>LibreOffice/7.5.9.2$Windows_X86_64 LibreOffice_project/cdeefe45c17511d326101eed8008ac4092f278a9</meta:generator>
  </office:meta>
</office:document-meta>
</file>